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table:formula="of:=HEX2BIN([.D2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HEX2BIN([.D3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HEX2BIN([.D4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table:formula="of:=HEX2BIN([.D5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5</text:p>
          </table:table-cell>
          <table:table-cell table:formula="of:=HEX2BIN([.D6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table:formula="of:=HEX2BIN([.D7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5</text:p>
          </table:table-cell>
          <table:table-cell table:formula="of:=HEX2BIN([.D8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table:formula="of:=HEX2BIN([.D9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HEX2BIN([.D10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5</text:p>
          </table:table-cell>
          <table:table-cell table:formula="of:=HEX2BIN([.D11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5</text:p>
          </table:table-cell>
          <table:table-cell table:formula="of:=HEX2BIN([.D12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5</text:p>
          </table:table-cell>
          <table:table-cell table:formula="of:=HEX2BIN([.D13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HEX2BIN([.D14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HEX2BIN([.D15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f</text:p>
          </table:table-cell>
          <table:table-cell table:formula="of:=HEX2BIN([.D16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table:formula="of:=HEX2BIN([.D18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HEX2BIN([.D19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formula="of:=HEX2BIN([.D20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formula="of:=HEX2BIN([.D21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table:formula="of:=HEX2BIN([.D22])" office:value-type="string" office:string-value="10101001" calcext:value-type="string">
            <text:p>101010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formula="of:=HEX2BIN([.D23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formula="of:=HEX2BIN([.D24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formula="of:=HEX2BIN([.D25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HEX2BIN([.D26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formula="of:=HEX2BIN([.D27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formula="of:=HEX2BIN([.D28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formula="of:=HEX2BIN([.D29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d</text:p>
          </table:table-cell>
          <table:table-cell table:formula="of:=HEX2BIN([.D30])" office:value-type="string" office:string-value="10111101" calcext:value-type="string">
            <text:p>1011110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HEX2BIN([.D31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f</text:p>
          </table:table-cell>
          <table:table-cell table:formula="of:=HEX2BIN([.D32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table:formula="of:=HEX2BIN([.D34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HEX2BIN([.D35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HEX2BIN([.D36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table:formula="of:=HEX2BIN([.D37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HEX2BIN([.D38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HEX2BIN([.D39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formula="of:=HEX2BIN([.D40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formula="of:=HEX2BIN([.D41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formula="of:=HEX2BIN([.D42])" office:value-type="string" office:string-value="10010001" calcext:value-type="string">
            <text:p>100100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HEX2BIN([.D43])" office:value-type="string" office:string-value="10010001" calcext:value-type="string">
            <text:p>1001000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1</text:p>
          </table:table-cell>
          <table:table-cell table:formula="of:=HEX2BIN([.D44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1</text:p>
          </table:table-cell>
          <table:table-cell table:formula="of:=HEX2BIN([.D45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d</text:p>
          </table:table-cell>
          <table:table-cell table:formula="of:=HEX2BIN([.D46])" office:value-type="string" office:string-value="10111101" calcext:value-type="string">
            <text:p>1011110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HEX2BIN([.D47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f</text:p>
          </table:table-cell>
          <table:table-cell table:formula="of:=HEX2BIN([.D48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table:formula="of:=HEX2BIN([.D50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HEX2BIN([.D51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HEX2BIN([.D52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table:formula="of:=HEX2BIN([.D53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HEX2BIN([.D54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HEX2BIN([.D55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formula="of:=HEX2BIN([.D56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formula="of:=HEX2BIN([.D57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formula="of:=HEX2BIN([.D58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HEX2BIN([.D59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formula="of:=HEX2BIN([.D60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5</text:p>
          </table:table-cell>
          <table:table-cell table:formula="of:=HEX2BIN([.D61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HEX2BIN([.D62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HEX2BIN([.D63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f</text:p>
          </table:table-cell>
          <table:table-cell table:formula="of:=HEX2BIN([.D64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table:formula="of:=HEX2BIN([.D66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HEX2BIN([.D67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formula="of:=HEX2BIN([.D68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formula="of:=HEX2BIN([.D69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HEX2BIN([.D70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HEX2BIN([.D71])" office:value-type="string" office:string-value="10010001" calcext:value-type="string">
            <text:p>1001000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formula="of:=HEX2BIN([.D72])" office:value-type="string" office:string-value="10010001" calcext:value-type="string">
            <text:p>100100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1</text:p>
          </table:table-cell>
          <table:table-cell table:formula="of:=HEX2BIN([.D73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9</text:p>
          </table:table-cell>
          <table:table-cell table:formula="of:=HEX2BIN([.D74])" office:value-type="string" office:string-value="10101001" calcext:value-type="string">
            <text:p>101010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9</text:p>
          </table:table-cell>
          <table:table-cell table:formula="of:=HEX2BIN([.D75])" office:value-type="string" office:string-value="10101001" calcext:value-type="string">
            <text:p>1010100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bd</text:p>
          </table:table-cell>
          <table:table-cell table:formula="of:=HEX2BIN([.D76])" office:value-type="string" office:string-value="10111101" calcext:value-type="string">
            <text:p>1011110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formula="of:=HEX2BIN([.D77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formula="of:=HEX2BIN([.D78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HEX2BIN([.D79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f</text:p>
          </table:table-cell>
          <table:table-cell table:formula="of:=HEX2BIN([.D80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4"/>
          <table:table-cell table:formula="of:=HEX2BIN([.D81]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table:formula="of:=HEX2BIN([.D82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HEX2BIN([.D83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d</text:p>
          </table:table-cell>
          <table:table-cell table:formula="of:=HEX2BIN([.D84])" office:value-type="string" office:string-value="10111101" calcext:value-type="string">
            <text:p>101111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table:formula="of:=HEX2BIN([.D85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table:formula="of:=HEX2BIN([.D86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table:formula="of:=HEX2BIN([.D87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1</text:p>
          </table:table-cell>
          <table:table-cell table:formula="of:=HEX2BIN([.D88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9</text:p>
          </table:table-cell>
          <table:table-cell table:formula="of:=HEX2BIN([.D89])" office:value-type="string" office:string-value="10111001" calcext:value-type="string">
            <text:p>1011100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formula="of:=HEX2BIN([.D90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HEX2BIN([.D91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formula="of:=HEX2BIN([.D92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5</text:p>
          </table:table-cell>
          <table:table-cell table:formula="of:=HEX2BIN([.D93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HEX2BIN([.D94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HEX2BIN([.D95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f</text:p>
          </table:table-cell>
          <table:table-cell table:formula="of:=HEX2BIN([.D96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4"/>
          <table:table-cell table:formula="of:=HEX2BIN([.D9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table:formula="of:=HEX2BIN([.D98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HEX2BIN([.D99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HEX2BIN([.D100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table:formula="of:=HEX2BIN([.D101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table:formula="of:=HEX2BIN([.D102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table:formula="of:=HEX2BIN([.D103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1</text:p>
          </table:table-cell>
          <table:table-cell table:formula="of:=HEX2BIN([.D104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9</text:p>
          </table:table-cell>
          <table:table-cell table:formula="of:=HEX2BIN([.D105])" office:value-type="string" office:string-value="10111001" calcext:value-type="string">
            <text:p>1011100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HEX2BIN([.D106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5</text:p>
          </table:table-cell>
          <table:table-cell table:formula="of:=HEX2BIN([.D107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5</text:p>
          </table:table-cell>
          <table:table-cell table:formula="of:=HEX2BIN([.D108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5</text:p>
          </table:table-cell>
          <table:table-cell table:formula="of:=HEX2BIN([.D109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HEX2BIN([.D110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HEX2BIN([.D111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f</text:p>
          </table:table-cell>
          <table:table-cell table:formula="of:=HEX2BIN([.D112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4"/>
          <table:table-cell table:formula="of:=HEX2BIN([.D113]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table:formula="of:=HEX2BIN([.D114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HEX2BIN([.D115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9</text:p>
          </table:table-cell>
          <table:table-cell table:formula="of:=HEX2BIN([.D116])" office:value-type="string" office:string-value="10111001" calcext:value-type="string">
            <text:p>101110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formula="of:=HEX2BIN([.D117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HEX2BIN([.D118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formula="of:=HEX2BIN([.D119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formula="of:=HEX2BIN([.D120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formula="of:=HEX2BIN([.D121]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formula="of:=HEX2BIN([.D122])" office:value-type="string" office:string-value="10010001" calcext:value-type="string">
            <text:p>100100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HEX2BIN([.D123])" office:value-type="string" office:string-value="10010001" calcext:value-type="string">
            <text:p>1001000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1</text:p>
          </table:table-cell>
          <table:table-cell table:formula="of:=HEX2BIN([.D124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1</text:p>
          </table:table-cell>
          <table:table-cell table:formula="of:=HEX2BIN([.D125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a1</text:p>
          </table:table-cell>
          <table:table-cell table:formula="of:=HEX2BIN([.D126])" office:value-type="string" office:string-value="10100001" calcext:value-type="string">
            <text:p>1010000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HEX2BIN([.D127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f</text:p>
          </table:table-cell>
          <table:table-cell table:formula="of:=HEX2BIN([.D128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4"/>
          <table:table-cell table:formula="of:=HEX2BIN([.D12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table:formula="of:=HEX2BIN([.D130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HEX2BIN([.D131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HEX2BIN([.D132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table:formula="of:=HEX2BIN([.D133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5</text:p>
          </table:table-cell>
          <table:table-cell table:formula="of:=HEX2BIN([.D134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table:formula="of:=HEX2BIN([.D135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5</text:p>
          </table:table-cell>
          <table:table-cell table:formula="of:=HEX2BIN([.D136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formula="of:=HEX2BIN([.D137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HEX2BIN([.D138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5</text:p>
          </table:table-cell>
          <table:table-cell table:formula="of:=HEX2BIN([.D139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5</text:p>
          </table:table-cell>
          <table:table-cell table:formula="of:=HEX2BIN([.D140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5</text:p>
          </table:table-cell>
          <table:table-cell table:formula="of:=HEX2BIN([.D141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HEX2BIN([.D142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HEX2BIN([.D143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f</text:p>
          </table:table-cell>
          <table:table-cell table:formula="of:=HEX2BIN([.D144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4"/>
          <table:table-cell table:formula="of:=HEX2BIN([.D145]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table:formula="of:=HEX2BIN([.D146])" office:value-type="string" office:string-value="11111111" calcext:value-type="string">
            <text:p>1111111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HEX2BIN([.D147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HEX2BIN([.D148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table:formula="of:=HEX2BIN([.D149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5</text:p>
          </table:table-cell>
          <table:table-cell table:formula="of:=HEX2BIN([.D150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table:formula="of:=HEX2BIN([.D151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5</text:p>
          </table:table-cell>
          <table:table-cell table:formula="of:=HEX2BIN([.D152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9d</text:p>
          </table:table-cell>
          <table:table-cell table:formula="of:=HEX2BIN([.D153])" office:value-type="string" office:string-value="10011101" calcext:value-type="string">
            <text:p>1001110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formula="of:=HEX2BIN([.D154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HEX2BIN([.D155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formula="of:=HEX2BIN([.D156])" office:value-type="string" office:string-value="10000101" calcext:value-type="string">
            <text:p>1000010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5</text:p>
          </table:table-cell>
          <table:table-cell table:formula="of:=HEX2BIN([.D157])" office:value-type="string" office:string-value="10100101" calcext:value-type="string">
            <text:p>1010010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HEX2BIN([.D158])" office:value-type="string" office:string-value="10011001" calcext:value-type="string">
            <text:p>1001100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HEX2BIN([.D159])" office:value-type="string" office:string-value="10000001" calcext:value-type="string">
            <text:p>1000000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f</text:p>
          </table:table-cell>
          <table:table-cell table:formula="of:=HEX2BIN([.D160])" office:value-type="string" office:string-value="11111111" calcext:value-type="string">
            <text:p>11111111</text:p>
          </table:table-cell>
        </table:table-row>
        <table:table-row table:style-name="ro1" table:number-rows-repeated="10484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7:17:01.322607712</meta:creation-date>
    <dc:date>2024-04-15T17:36:07.614930512</dc:date>
    <meta:editing-duration>PT19M6S</meta:editing-duration>
    <meta:editing-cycles>3</meta:editing-cycles>
    <meta:generator>LibreOffice/7.6.4.1$Linux_X86_64 LibreOffice_project/60$Build-1</meta:generator>
    <meta:document-statistic meta:table-count="1" meta:cell-count="465" meta:object-count="0"/>
  </office:meta>
</office:document-meta>
</file>